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d100" officeooo:paragraph-rsid="001bd10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1bd1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bd10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paragraph-rsid="001bd10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bd1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7fba" officeooo:paragraph-rsid="001d7fba" style:font-weight-asian="normal" style:font-weight-complex="normal"/>
    </style:style>
    <style:style style:name="T1" style:family="text">
      <style:text-properties officeooo:rsid="001bd100"/>
    </style:style>
    <style:style style:name="T2" style:family="text">
      <style:text-properties fo:font-size="12pt" officeooo:rsid="001bd100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40cb"/>
    </style:style>
    <style:style style:name="T5" style:family="text">
      <style:text-properties officeooo:rsid="001d7fb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ŔACTICA 2</text:p>
      <text:p text:style-name="P1"/>
      <text:p text:style-name="P1"/>
      <text:p text:style-name="P2"><text:span text:style-name="T2">1.-</text:span> Liste el contenido del directorio /etc/ a un archivo de nombre ejercicio1.</text:p>
      <text:p text:style-name="P2"/>
      <text:p text:style-name="P4">ls -<text:span text:style-name="T4">l </text:span>/etc/ &gt; ejercicio1</text:p>
      <text:p text:style-name="P2"/>
      <text:p text:style-name="P2">2.- <text:span text:style-name="T1">A</text:span>ñada la ruta del directorio actual al archivo ejercicio1.</text:p>
      <text:p text:style-name="P2"/>
      <text:p text:style-name="P3"><text:span text:style-name="T3">pwd &gt;&gt; ejercicio1</text:span><text:line-break/><text:line-break/>3.- Haciendo uso de los comandos de ejecución condicional de órdenes,comprueba si existe el archivo sample.txt en el directorio /root/. En caso afirmativo, haciendo uso de la orden echo, muestra "file found". En caso negativo, muestra "file not found".</text:p>
      <text:p text:style-name="P3"/>
      <text:p text:style-name="P6">Ls /<text:span text:style-name="T6">root</text:span><text:span text:style-name="T7">/sample.txt &amp;&amp; echo “file found” || echo “file not found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7:06:33.360082878</meta:creation-date>
    <dc:date>2022-03-14T17:29:56.354253944</dc:date>
    <meta:editing-duration>PT13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83" meta:character-count="510" meta:non-whitespace-character-count="432"/>
  </office:meta>
</office:document-meta>
</file>